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ety</text:p>
      <text:p text:style-name="Standard"/>
      <text:p text:style-name="Standard"><text:s text:c="2"/>Our existence is strongly interlinked with society. Things that we assume that are inalienable rights, things that we take for granted, are all provided to us by society. <text:s/>Admittedly we are contributors, <text:s/>but we cannot replace or substitute the powers that are given to us by society. <text:s/>Consider; would you be able to generate your own electricity? Would you be able to create a car for yourself? <text:s/>Would you be able to feed yourself <text:s/>(or your family) to the same standards afforded to you by society?</text:p>
      <text:p text:style-name="Standard"/>
      <text:p text:style-name="Standard"><text:s text:c="4"/>The current and later stages of human history is strongly interlinked with - and connected to - society. <text:s/>Imagine you are on a desert island with no society around. <text:s/>How would you create the roads, the cars, the electronics. Even survival is at premium. Society gives us all these things we take for granted. <text:s/></text:p>
      <text:p text:style-name="Standard"/>
      <text:p text:style-name="Standard"><text:s text:c="3"/>The reason why this is important to recognize, <text:s/>is because it makes us (inter) connected. <text:s/>It makes us (inter) dependent on each other. <text:s/>We are contributors, <text:s/>but we where not born that way. <text:s/>It takes a thorough education and a lot of hard work to be able to usefully contribute. <text:s/>As society advances, it takes more and more education and <text:s/>more hard work to be able to have useful contribution. <text:s/>This comes at a high price. And here it is: </text:p>
      <text:p text:style-name="Standard"/>
      <text:p text:style-name="Standard"><text:s text:c="3"/>Because it is harder and harder to contribute, more and more people are falling to the way side. </text:p>
      <text:p text:style-name="Standard"/>
      <text:p text:style-name="Standard"><text:s text:c="4"/>Unfortunately, <text:s/>the 'falling to the wayside' has severe consequences. <text:s/>Consequences that affect our everyday life. <text:s/>This is why we have more and more homeless, <text:s/>and more and more outcasts. <text:s/>They are appearing on the streets and in <text:s/>most every aspects of life. <text:s/>It is not particular to any country or any culture, this is a symptom of society requiring a higher and higher degree of preparedness for useful contribution. <text:s/>Even though our productivity as well as our created 'value' has reached maximum, <text:s/>for most of society, it has reached minimum.</text:p>
      <text:p text:style-name="Standard"/>
      <text:p text:style-name="Standard"><text:s text:c="5"/>There is no other way to cope with this phenomena, but to apply compassion and apply humbleness. <text:s/>Society's advances created this gap. It was inevitable, we have to deal with it. <text:s/>Strong measures should be taken to pull everybody up to the level of useful contribution. <text:s/>In cases, that it is not possible, compassion is of utmost importance. <text:s/>We have to make sure, <text:s/>that we <text:s/>meet those members of society's basic needs, <text:s/>and permit them human dignity. <text:s/>At the final count, people who fell on the wayside, are not at fault. <text:s/>It comes out of the workings of all that came before. We should not blame them, but except, that it is the result of a change, that they had no control over. <text:s/>This is especially important with the elderly population. How we permit them dignity, how we meet their basic needs is a test of who we are as a society.</text:p>
      <text:p text:style-name="Standard"/>
      <text:p text:style-name="Standard"><text:s text:c="5"/>The <text:s/>the 'wayside and unfortunate' do not need judgment. <text:s/>They need somebody to tell them it is going to be okay. <text:s/>They need somebody who helps them. <text:s/>They need somebody who understands them. <text:s/>Feeling unappreciated and useless manifests itself severely. <text:s/>It is not uncommon that those members turn to drugs, alcohol, mass murder. <text:s/>It is society's best interest to afford them human decency, which may prevent the atrocities that ensu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4T23:11:40.99</meta:creation-date>
    <dc:date>2015-10-14T15:37:02.27</dc:date>
    <dc:creator>Peter Glen</dc:creator>
    <meta:editing-duration>PT2H35M5S</meta:editing-duration>
    <meta:editing-cycles>60</meta:editing-cycles>
    <meta:generator>OpenOffice/4.1.1$Win32 OpenOffice.org_project/411m6$Build-9775</meta:generator>
    <meta:document-statistic meta:table-count="0" meta:image-count="0" meta:object-count="0" meta:page-count="1" meta:paragraph-count="8" meta:word-count="551" meta:character-count="3197"/>
  </office:meta>
</office:document-meta>
</file>